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oid Sans" fo:language="en" fo:country="US" officeooo:rsid="000bb352" officeooo:paragraph-rsid="000bb352"/>
    </style:style>
    <style:style style:name="P2" style:family="paragraph" style:parent-style-name="Standard">
      <style:text-properties style:font-name="Droid Sans" fo:language="en" fo:country="US" officeooo:rsid="000d1614" officeooo:paragraph-rsid="000d1614"/>
    </style:style>
    <style:style style:name="P3" style:family="paragraph" style:parent-style-name="Standard">
      <style:text-properties style:font-name="Droid Sans" fo:language="en" fo:country="US" officeooo:rsid="000d45fe" officeooo:paragraph-rsid="000d45fe"/>
    </style:style>
    <style:style style:name="P4" style:family="paragraph" style:parent-style-name="Standard">
      <style:text-properties style:font-name="Droid Sans" fo:language="en" fo:country="US" officeooo:rsid="000f8d48" officeooo:paragraph-rsid="000f8d48"/>
    </style:style>
    <style:style style:name="P5" style:family="paragraph" style:parent-style-name="Standard">
      <style:text-properties style:font-name="Droid Sans" fo:language="en" fo:country="US" officeooo:rsid="000ef2ce" officeooo:paragraph-rsid="000ef2ce"/>
    </style:style>
    <style:style style:name="P6" style:family="paragraph" style:parent-style-name="Standard">
      <style:text-properties style:font-name="Droid Sans" fo:language="en" fo:country="US" officeooo:rsid="001033c3" officeooo:paragraph-rsid="001033c3"/>
    </style:style>
    <style:style style:name="P7" style:family="paragraph" style:parent-style-name="Standard">
      <style:text-properties style:font-name="Droid Sans" fo:language="en" fo:country="US" officeooo:rsid="00133c31" officeooo:paragraph-rsid="00133c31"/>
    </style:style>
    <style:style style:name="P8" style:family="paragraph" style:parent-style-name="Standard">
      <style:text-properties style:font-name="Droid Sans" fo:language="en" fo:country="US" officeooo:rsid="00139b2a" officeooo:paragraph-rsid="00139b2a"/>
    </style:style>
    <style:style style:name="P9" style:family="paragraph" style:parent-style-name="Standard">
      <style:text-properties style:font-name="Droid Sans" fo:language="en" fo:country="US" officeooo:rsid="00139b2a" officeooo:paragraph-rsid="0016e8a8"/>
    </style:style>
    <style:style style:name="P10" style:family="paragraph" style:parent-style-name="Standard">
      <style:text-properties style:font-name="Droid Sans" fo:language="en" fo:country="US" fo:font-style="italic" officeooo:rsid="001552cc" officeooo:paragraph-rsid="001552cc" style:font-style-asian="italic" style:font-style-complex="italic"/>
    </style:style>
    <style:style style:name="P11" style:family="paragraph" style:parent-style-name="Standard">
      <style:text-properties style:font-name="Droid Sans" fo:language="en" fo:country="US" fo:font-style="italic" officeooo:rsid="0016e8a8" officeooo:paragraph-rsid="0016e8a8" style:font-style-asian="italic" style:font-style-complex="italic"/>
    </style:style>
    <style:style style:name="P12" style:family="paragraph" style:parent-style-name="Standard">
      <style:text-properties style:font-name="Droid Sans" fo:language="en" fo:country="US" fo:font-style="italic" officeooo:rsid="0018507c" officeooo:paragraph-rsid="0018507c" style:font-style-asian="italic" style:font-style-complex="italic"/>
    </style:style>
    <style:style style:name="P13" style:family="paragraph" style:parent-style-name="Standard">
      <style:text-properties style:font-name="Droid Sans" fo:language="en" fo:country="US" fo:font-style="italic" officeooo:rsid="001b31af" officeooo:paragraph-rsid="001b31af" style:font-style-asian="italic" style:font-style-complex="italic"/>
    </style:style>
    <style:style style:name="P14" style:family="paragraph" style:parent-style-name="Standard">
      <style:text-properties style:font-name="Droid Sans" fo:language="en" fo:country="US" fo:font-style="italic" officeooo:rsid="001b832d" officeooo:paragraph-rsid="001b832d" style:font-style-asian="italic" style:font-style-complex="italic"/>
    </style:style>
    <style:style style:name="P15" style:family="paragraph" style:parent-style-name="Standard">
      <style:text-properties style:font-name="Droid Sans" fo:language="en" fo:country="US" fo:font-style="italic" officeooo:rsid="001bc9d6" officeooo:paragraph-rsid="001bc9d6" style:font-style-asian="italic" style:font-style-complex="italic"/>
    </style:style>
    <style:style style:name="P16" style:family="paragraph" style:parent-style-name="Standard">
      <style:text-properties style:font-name="Droid Sans" fo:language="en" fo:country="US" fo:font-style="italic" officeooo:rsid="001cdacd" officeooo:paragraph-rsid="001cdacd" style:font-style-asian="italic" style:font-style-complex="italic"/>
    </style:style>
    <style:style style:name="P17" style:family="paragraph" style:parent-style-name="Standard">
      <style:text-properties style:font-name="Droid Sans" fo:language="en" fo:country="US" fo:font-style="italic" officeooo:rsid="001d51c9" officeooo:paragraph-rsid="001d51c9" style:font-style-asian="italic" style:font-style-complex="italic"/>
    </style:style>
    <style:style style:name="P18" style:family="paragraph" style:parent-style-name="Standard">
      <style:text-properties style:font-name="Droid Sans" fo:language="en" fo:country="US" officeooo:paragraph-rsid="0016e8a8"/>
    </style:style>
    <style:style style:name="P19" style:family="paragraph" style:parent-style-name="Standard">
      <style:text-properties style:font-name="Droid Sans" fo:font-size="18pt" fo:language="en" fo:country="US" fo:font-weight="bold" officeooo:rsid="001802db" officeooo:paragraph-rsid="001802db" style:font-size-asian="18pt" style:font-weight-asian="bold" style:font-size-complex="18pt" style:font-weight-complex="bold"/>
    </style:style>
    <style:style style:name="T1" style:family="text">
      <style:text-properties officeooo:rsid="000bb352"/>
    </style:style>
    <style:style style:name="T2" style:family="text">
      <style:text-properties officeooo:rsid="000d1614"/>
    </style:style>
    <style:style style:name="T3" style:family="text">
      <style:text-properties officeooo:rsid="000d45f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39b2a" style:font-style-asian="italic" style:font-style-complex="italic"/>
    </style:style>
    <style:style style:name="T6" style:family="text">
      <style:text-properties fo:font-style="italic" officeooo:rsid="0016e8a8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39b2a" style:font-style-asian="normal" style:font-style-complex="normal"/>
    </style:style>
    <style:style style:name="T9" style:family="text">
      <style:text-properties fo:font-style="normal" officeooo:rsid="0016e8a8" style:font-style-asian="normal" style:font-style-complex="normal"/>
    </style:style>
    <style:style style:name="T10" style:family="text">
      <style:text-properties fo:font-style="normal" officeooo:rsid="001d51c9" style:font-style-asian="normal" style:font-style-complex="normal"/>
    </style:style>
    <style:style style:name="T11" style:family="text">
      <style:text-properties officeooo:rsid="0016e8a8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HASKELL</text:p>
      <text:p text:style-name="P18"/>
      <text:p text:style-name="P18"><text:span text:style-name="T11">&gt; </text:span>:<text:span text:style-name="T1">t head </text:span></text:p>
      <text:p text:style-name="P18"><text:span text:style-name="T1">head :: [a] -&gt; a</text:span></text:p>
      <text:p text:style-name="P1"/>
      <text:p text:style-name="P1"><text:span text:style-name="T11">&gt; </text:span>:<text:span text:style-name="T2">t</text:span> fst</text:p>
      <text:p text:style-name="P1">fst :: (a,b) -&gt; a</text:p>
      <text:p text:style-name="P1"/>
      <text:p text:style-name="P1"><text:span text:style-name="T11">&gt; </text:span>:<text:span text:style-name="T2">t (==) </text:span></text:p>
      <text:p text:style-name="P2">(==) :: <text:span text:style-name="T3">Eq a =&gt; </text:span>a -&gt; a -&gt; Bool</text:p>
      <text:p text:style-name="P3">Here <text:span text:style-name="T4">Eq a =&gt; a -&gt; a -&gt; Bool</text:span> is the type of function. This means that a should be a member of typeclass Eq for it to work in this function. This is called class constraint. All standard haskell types are a member of Eq typeclass.</text:p>
      <text:p text:style-name="P4">Any type that can be tested using == or /= should be a part of Eq typeclass.</text:p>
      <text:p text:style-name="P3"/>
      <text:p text:style-name="P5">A function can be used in infix notation by surronding it with `&lt;function-name&gt;`</text:p>
      <text:p text:style-name="P5">example, elem can be used like</text:p>
      <text:p text:style-name="P5">elem 2 [1,2,3], or</text:p>
      <text:p text:style-name="P5">2 `elem` [1,2,3]</text:p>
      <text:p text:style-name="P5"/>
      <text:p text:style-name="P6">Similar to Eq, there is an <text:span text:style-name="T4">Ord</text:span> typeclass. All types that are a part of this class can be arranged in an ordered sequence.</text:p>
      <text:p text:style-name="P6">Example, :t (&gt;) should be</text:p>
      <text:p text:style-name="P6"><text:tab/>(&gt;) :: Ord a =&gt; a -&gt; a -&gt; Bool</text:p>
      <text:p text:style-name="P7">To be a member of Ord typeclass, a type must be a member of Eq typeclass also.</text:p>
      <text:p text:style-name="P7"/>
      <text:p text:style-name="P7">There also exists a <text:span text:style-name="T4">compare</text:span><text:span text:style-name="T7"> function, whose job is to compare to values that are a member of Ord typeclass. </text:span><text:span text:style-name="T4">Compare</text:span><text:span text:style-name="T7"> returns a </text:span><text:span text:style-name="T8">value of type </text:span><text:span text:style-name="T5">Ordering</text:span><text:span text:style-name="T8">. There are 3 possible values for Ordering type; LT, GT and EQ.</text:span></text:p>
      <text:p text:style-name="P9"><text:span text:style-name="T7">example, </text:span></text:p>
      <text:p text:style-name="P9"><text:span text:style-name="T9">&gt; </text:span><text:span text:style-name="T4">2 `compare` 3</text:span><text:span text:style-name="T7"> </text:span></text:p>
      <text:p text:style-name="P9"><text:span text:style-name="T7">LT</text:span></text:p>
      <text:p text:style-name="P9"><text:span text:style-name="T6">&gt; </text:span><text:span text:style-name="T7">:t LT </text:span></text:p>
      <text:p text:style-name="P9"><text:span text:style-name="T7">LT :: Ordering.</text:span></text:p>
      <text:p text:style-name="P8"><text:span text:style-name="T7"/></text:p>
      <text:p text:style-name="P10">Show <text:span text:style-name="T7"><text:s/>is another <text:s/>typeclass, which represents types that can be “shown” as strings. The most useful function that delas with Show typeclass values is </text:span>show<text:span text:style-name="T7">.</text:span></text:p>
      <text:p text:style-name="P10"><text:span text:style-name="T7">&gt; show 3</text:span></text:p>
      <text:p text:style-name="P10"><text:span text:style-name="T7">“3”</text:span></text:p>
      <text:p text:style-name="P10"><text:span text:style-name="T7">&gt;:t show</text:span></text:p>
      <text:p text:style-name="P10"><text:span text:style-name="T7">show :: Show a =&gt; a -&gt; [Char]</text:span></text:p>
      <text:p text:style-name="P10"><text:span text:style-name="T7">Note that [Char] and String are same. There is no difference. Also, types always start with a capital letter.</text:span></text:p>
      <text:p text:style-name="P10"><text:span text:style-name="T7"/></text:p>
      <text:p text:style-name="P11">read <text:span text:style-name="T7">function is opposite to </text:span>show<text:span text:style-name="T7">. It takes in a String and returns a value whose type is of class </text:span>Read<text:span text:style-name="T7">. This means it can be parsed from a string into a value of its own type.</text:span></text:p>
      <text:p text:style-name="P11"><text:span text:style-name="T7">&gt; :t read</text:span></text:p>
      <text:p text:style-name="P11"><text:span text:style-name="T7">read :: Read a =&gt; String -&gt; a</text:span></text:p>
      <text:p text:style-name="P11"><text:span text:style-name="T7">example</text:span></text:p>
      <text:p text:style-name="P11"><text:span text:style-name="T7">&gt; read “42” + 5</text:span></text:p>
      <text:p text:style-name="P11"><text:span text:style-name="T7">47</text:span></text:p>
      <text:p text:style-name="P11"><text:soft-page-break/><text:span text:style-name="T7">&gt; read “20”</text:span></text:p>
      <text:p text:style-name="P11"><text:span text:style-name="T7">*error*</text:span></text:p>
      <text:p text:style-name="P11"><text:span text:style-name="T7">This error occurs as haskell doesn't know how to interpret this value. It can be Int, Integer, Float, Double. Unless we provide a context of use, there is no way to know how to parse it. Hence the error.</text:span></text:p>
      <text:p text:style-name="P11"><text:span text:style-name="T7">However, using </text:span>explicit type annotation<text:span text:style-name="T7">, we can tell interpreter how to parse the string without context. Example,</text:span></text:p>
      <text:p text:style-name="P11"><text:span text:style-name="T7">&gt; read “20” :: Int</text:span></text:p>
      <text:p text:style-name="P11"><text:span text:style-name="T7">20</text:span></text:p>
      <text:p text:style-name="P12"><text:span text:style-name="T7">Type annotation explicitly states what the type of an expression should be.</text:span></text:p>
      <text:p text:style-name="P12"><text:span text:style-name="T7"/></text:p>
      <text:p text:style-name="P13"><text:span text:style-name="T7">Types of </text:span>Enum<text:span text:style-name="T7"> typeclass can be enumerated, i.e., they can be used in range expressions. They have a sequential ordering from which ranges can be generated.</text:span></text:p>
      <text:p text:style-name="P13"><text:span text:style-name="T7">&gt; succ 41</text:span></text:p>
      <text:p text:style-name="P13"><text:span text:style-name="T7">42</text:span></text:p>
      <text:p text:style-name="P13"><text:span text:style-name="T7">&gt; :t succ</text:span></text:p>
      <text:p text:style-name="P13"><text:span text:style-name="T7">succ :: Enum t =&gt; t -&gt; t</text:span></text:p>
      <text:p text:style-name="P13"><text:span text:style-name="T7"/></text:p>
      <text:p text:style-name="P14"><text:span text:style-name="T7">Types of </text:span>Bounded<text:span text:style-name="T7"> typeclass have upper and lower bounds. </text:span></text:p>
      <text:p text:style-name="P14"><text:span text:style-name="T7">&gt; minBound :: Int</text:span></text:p>
      <text:p text:style-name="P14"><text:span text:style-name="T7">-9223372036854775808</text:span></text:p>
      <text:p text:style-name="P14"><text:span text:style-name="T7">&gt; :t minBound</text:span></text:p>
      <text:p text:style-name="P15"><text:span text:style-name="T7">minBound :: Bounded a =&gt; a</text:span></text:p>
      <text:p text:style-name="P15"><text:span text:style-name="T7">They are like </text:span><text:span text:style-name="T12">polymorphic constants</text:span><text:span text:style-name="T7">, as their return value depends on the type, and its constant.</text:span></text:p>
      <text:p text:style-name="P15"><text:span text:style-name="T7">Tuples can also be Bounded if all elements inside them are Bounded.</text:span></text:p>
      <text:p text:style-name="P15"><text:span text:style-name="T7"/></text:p>
      <text:p text:style-name="P15">Num<text:span text:style-name="T7"> is the numeric typeclass.</text:span></text:p>
      <text:p text:style-name="P15"><text:span text:style-name="T7">Whole numbers are also polymorphic constants. <text:s/>They can act as any type that is a member of Num typeclass, eg, Int, Integer, Float etc</text:span></text:p>
      <text:p text:style-name="P15"><text:span text:style-name="T7">&gt; 20 :: Float</text:span></text:p>
      <text:p text:style-name="P15"><text:span text:style-name="T7">20.0</text:span></text:p>
      <text:p text:style-name="P15"><text:span text:style-name="T7">&gt; :t 20</text:span></text:p>
      <text:p text:style-name="P15"><text:span text:style-name="T7">20 :: Num a =&gt; a</text:span></text:p>
      <text:p text:style-name="P15"><text:span text:style-name="T7"/></text:p>
      <text:p text:style-name="P16">Integral<text:span text:style-name="T7"> typeclass includes only Int and Integer. </text:span>Floating<text:span text:style-name="T7"> includes Float and Double.</text:span></text:p>
      <text:p text:style-name="P16"><text:span text:style-name="T7"/></text:p>
      <text:p text:style-name="P17"><text:span text:style-name="T7">&gt; :t fromIntegral</text:span></text:p>
      <text:p text:style-name="P17"><text:span text:style-name="T7">fromIntegral :: (Integral a, Num b) =&gt; a -&gt; b</text:span></text:p>
      <text:p text:style-name="P17"><text:span text:style-name="T7">This is for those general situations when a function returns an Integral type and its result needs to be used with Floating point types for calcul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8T18:10:45.353830933</meta:creation-date>
    <meta:generator>LibreOffice/4.1.3.2$Linux_X86_64 LibreOffice_project/410m0$Build-2</meta:generator>
    <dc:date>2014-06-28T23:08:38.143301223</dc:date>
    <meta:editing-duration>PT4H55M14S</meta:editing-duration>
    <meta:editing-cycles>15</meta:editing-cycles>
    <meta:document-statistic meta:table-count="0" meta:image-count="0" meta:object-count="0" meta:page-count="2" meta:paragraph-count="64" meta:word-count="604" meta:character-count="3040" meta:non-whitespace-character-count="2489"/>
  </office:meta>
</office:document-meta>
</file>